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5" office:value-type="string" calcext:value-type="string">
            <text:p>한글 제목</text:p>
          </table:table-cell>
          <table:table-cell table:style-name="ce5" office:value-type="string" calcext:value-type="string">
            <text:p>영어 제목</text:p>
          </table:table-cell>
          <table:table-cell table:style-name="ce5" office:value-type="string" calcext:value-type="string">
            <text:p>링크</text:p>
          </table:table-cell>
          <table:table-cell table:style-name="ce5" office:value-type="string" calcext:value-type="string">
            <text:p>출시년도</text:p>
          </table:table-cell>
          <table:table-cell table:style-name="ce5" office:value-type="string" calcext:value-type="string">
            <text:p>장르</text:p>
          </table:table-cell>
          <table:table-cell table:style-name="ce5" office:value-type="string" calcext:value-type="string">
            <text:p>개발사</text:p>
          </table:table-cell>
          <table:table-cell table:style-name="ce5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6:36:06.6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6:42:22.804000000</dc:date>
    <meta:editing-duration>PT6H14M56S</meta:editing-duration>
    <meta:editing-cycles>103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    ' File Close
    '
    header_pf.CloseFile()
	header_pf = header_pf.Dispose()	

End Function



Function ExportList( sheet as Variant, active_area_h as Integer, key_index as Integer, sub_index as Integer, out_file as Variant )
	
	Dim title, result as String
    Dim i, j as Integer
    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out_file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